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P1" style:family="paragraph" style:parent-style-name="Standard">
      <style:text-properties officeooo:rsid="00062e83" officeooo:paragraph-rsid="00062e83"/>
    </style:style>
    <style:style style:name="P2" style:family="paragraph" style:parent-style-name="Text_20_body">
      <style:text-properties officeooo:rsid="00062e83" officeooo:paragraph-rsid="00062e83"/>
    </style:style>
    <style:style style:name="T1" style:family="text">
      <style:text-properties officeooo:rsid="00062e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kenntnisse aus dem Treffen im Januar 2024:</text:p>
      <text:p text:style-name="P1"/>
      <text:p text:style-name="P1">Die einfache Messung zur Bestimmung der Eigenfrequenz des Schwingkreises mittels Dreifachschalter und Spannungsmessung ist zu simpel. Die Ergebnisse sind zu ungenau und die Messung zu fehleranfällig, vor allem wenn wir die kleinen Kondensatoren nehmen. Dann zieht die Messspitze des Oszilloskops höchstwahrscheinlich schon viel zu viel Energie ab und es kommt zu einer Fehlmessung oder der Schwinkreis schwingt nicht.</text:p>
      <text:p text:style-name="P1"/>
      <text:p text:style-name="P1">Wir müssen daher mehr Know-How tanken, wie man in der E-Technik mit Schwinkreisen umgeht. Hierzu empfehle ich folgende Videos:</text:p>
      <text:p text:style-name="P1"/>
      <text:p text:style-name="Horizontal_20_Line"/>
      <text:p text:style-name="P1"/>
      <text:p text:style-name="P1"><text:a xlink:type="simple" xlink:href="https://www.youtube.com/watch?v=6w0_VUoZMxk" text:style-name="Internet_20_link" text:visited-style-name="Visited_20_Internet_20_Link">https://www.youtube.com/watch?v=6w0_VUoZMxk</text:a></text:p>
      <text:p text:style-name="Standard">0x2D Was ist ein Spektrumanalyzer? (Vergleich Oszilloskop, Bedienung, Signalanalyse)<text:span text:style-name="T1">e</text:span></text:p>
      <text:p text:style-name="P1"/>
      <text:p text:style-name="P1">Dieses Video beschreibt einen Spektrumanalyzer, der auf der x-Achse Frequenzen anzeigt und auf der y-Achse verschiedene Möglichkeiten hat, z.B. die Leistung anzeigen kann in dBm (dB pro milliWatt). So werden wir das auch machen. Dann können wir den Schwingkreis direkt mit einer Wechselspannung anregen und genau ablesen, wo er seine Resonanzfrequenz hat. Mein PicoScope kann das, viele andere Oszilloskope auch. Wir brauchen vermutlich keinen Stand-Alone-Spektrumanalyzer, wie er hier im Video verwendet wird.</text:p>
      <text:p text:style-name="P1"/>
      <text:p text:style-name="P1"/>
      <text:p text:style-name="Horizontal_20_Line"/>
      <text:p text:style-name="Text_20_body"/>
      <text:p text:style-name="Text_20_body"><text:a xlink:type="simple" xlink:href="https://www.youtube.com/watch?v=xBzhSj3pkek" text:style-name="Internet_20_link" text:visited-style-name="Visited_20_Internet_20_Link">https://www.youtube.com/watch?v=xBzhSj3pkek</text:a></text:p>
      <text:p text:style-name="Text_20_body"/>
      <text:p text:style-name="P2">Dieses Video (und die Teile 2,3,4) sind von der Onlinevorlesung eines Hamburger Doktoranden. Mir sind sie schon länger bekannt. Sehr gutes Niveau! </text:p>
      <text:p text:style-name="P2">Es ist wichtig, dass wir die Begriffe Güte und Bandbreite eines Schwingkreises kennen lernen, sonst lachen uns die E-Techniker aus.</text:p>
      <text:p text:style-name="P2">Der Kurs ist das Beste, was ich zum Thema E-Technik im Internet kenne. Es sind Videos, Skripte und Aufgaben dabei, die ineinander greifen. Wer sein Know-How aufpolieren will, schaut sich auf</text:p>
      <text:p text:style-name="P2"><text:a xlink:type="simple" xlink:href="https://www.hsu-hh.de/get/lehre/repetitorium" text:style-name="Internet_20_link" text:visited-style-name="Visited_20_Internet_20_Link">https://www.hsu-hh.de/get/lehre/repetitorium</text:a></text:p>
      <text:p text:style-name="P2">um. Großartig gemacht!</text:p>
      <text:p text:style-name="P2">Was man gesehen hat, sollte man runterladen und selbst archivieren!!!!</text:p>
      <text:p text:style-name="P2"/>
      <text:p text:style-name="Horizontal_20_Line"/>
      <text:p text:style-name="P2">Schließlich noch dieses Video:</text:p>
      <text:p text:style-name="P2"><text:a xlink:type="simple" xlink:href="https://www.youtube.com/watch?v=fz5eHYreCxY" text:style-name="Internet_20_link" text:visited-style-name="Visited_20_Internet_20_Link">https://www.youtube.com/watch?v=fz5eHYreCxY</text:a></text:p>
      <text:p text:style-name="P2"><text:soft-page-break/>Hier kann man lernen, wie man die Schwingkreise mit der Spektrumanalyse (AC-Analyse) durchmisst, ohne Drähte zusammenstecken zu müssen.</text:p>
      <text:p text:style-name="Horizontal_20_Line"/>
      <text:p text:style-name="P2">Schließlich noch ein Video von mir mit Grundlagen zur logarithmischen Einteilung und zu Dezibel</text:p>
      <text:p text:style-name="P2"><text:a xlink:type="simple" xlink:href="https://www.youtube.com/watch?v=gbRJskOhQtY" text:style-name="Internet_20_link" text:visited-style-name="Visited_20_Internet_20_Link">https://www.youtube.com/watch?v=gbRJskOhQtY</text:a></text:p>
      <text:p text:style-name="P2"/>
      <text:p text:style-name="P2">Bode-Diagramm brauchen wir erst mal nicht.</text:p>
      <text:p text:style-name="P2"/>
      <text:p text:style-name="Horizontal_20_Line"/>
      <text:p text:style-name="P2"/>
      <text:p text:style-name="P2">Ich werde mir auf jeden Fall alles reinziehen und kommende Woche mit den Aufbauten anfangen (ab 21.1.2024). Mal sehen, wie weit Theorie und Praxis dann voneinander entfernt lieg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21:47:24.543000000</meta:creation-date>
    <dc:date>2024-01-19T22:29:54.814000000</dc:date>
    <meta:editing-duration>PT42M30S</meta:editing-duration>
    <meta:editing-cycles>1</meta:editing-cycles>
    <meta:document-statistic meta:table-count="0" meta:image-count="0" meta:object-count="0" meta:page-count="2" meta:paragraph-count="20" meta:word-count="326" meta:character-count="2440" meta:non-whitespace-character-count="2133"/>
    <meta:generator>LibreOffice/7.5.3.2$Windows_X86_64 LibreOffice_project/9f56dff12ba03b9acd7730a5a481eea045e468f3</meta:generator>
  </office:meta>
</office:document-meta>
</file>